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22:39:41.535242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06T22:39:49.485086300</dc:date>
    <meta:editing-duration>PT9M42S</meta:editing-duration>
    <meta:editing-cycles>11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2cm" svg:width="42.73cm" svg:height="25.575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